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35.72mm"/>
    </style:style>
    <style:style style:name="ro1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Я говорю, привет!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o!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2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елаю коммит!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3"/>
        <table:table-column table:style-name="co3" table:number-columns-repeated="1023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3"/>
        <table:table-column table:style-name="co3" table:number-columns-repeated="1023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_64 LibreOffice_project/7074905676c47b82bbcfbea1aeefc84afe1c50e1</meta:generator>
    <meta:creation-date>2009-04-16T11:32:48Z</meta:creation-date>
    <dc:date>2017-07-13T17:33:38.121000000</dc:date>
    <meta:editing-cycles>5</meta:editing-cycles>
    <meta:editing-duration>PT6M29S</meta:editing-duration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